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P3" style:family="paragraph" style:parent-style-name="Standard">
      <style:text-properties style:font-name="Open sans" officeooo:rsid="007ea4c9" officeooo:paragraph-rsid="007ea4c9"/>
    </style:style>
    <style:style style:name="T1" style:family="text">
      <style:text-properties officeooo:rsid="0070a3c7"/>
    </style:style>
    <style:style style:name="T2" style:family="text">
      <style:text-properties officeooo:rsid="00817e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Do assigements for modelling and simmulation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3T19:57:06.902494050</dc:date>
    <meta:editing-duration>P1DT6H32M21S</meta:editing-duration>
    <meta:editing-cycles>83</meta:editing-cycles>
    <meta:document-statistic meta:table-count="0" meta:image-count="0" meta:object-count="0" meta:page-count="1" meta:paragraph-count="2" meta:word-count="10" meta:character-count="85" meta:non-whitespace-character-count="77"/>
  </office:meta>
</office:document-meta>
</file>